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a</text:p>
      <text:p text:style-name="Text_20_body">In response to your peers, you will be taking on the role of the interviewee. Answer the questions your peers have provided, then reflect on the work you have completed in this course as you critique the identified apps. Ask yourself the following to help guide your critique: • Who is the likely user of the app? • What is the core objective of the app? Is that clear? • What are the user’s motivations for using the app? • Does the app follow best practices and guidelines? • What is the overall app experience like? Is it easy to get started and intuitive to navigate? • Do the buttons and other elements add value or are they distracting? <text:span text:style-name="Source_Text">The application I chose is Microsoft Dynamics NAV. It is a warehouse management system that is very robust. It tracks warehouse inventory from the time the item enters the warehouse to the time it leaves. It integrates with scanning tools and other systems.  My questions are. <text:s text:c="4"/>1. Do you think the user interface is less effective because it looks dated like mine sweeper? <text:s text:c="5"/>2. Do you think that in the age of ChatGPT and data analytics there is room for intuition? </text:span></text:p>
      <text:p text:style-name="Text_20_body">Hello,</text:p>
      <text:p text:style-name="Text_20_body">Thank you for your questions regarding the Microsoft Dynamics NAV application. I’d be happy to provide some insights based on my experience and knowledge.</text:p>
      <text:list text:style-name="L1">
        <text:list-item>
          <text:p text:style-name="P1"><text:span text:style-name="T1">User Interface and Dated Appearance:</text:span> The user interface of an application plays a crucial role in user engagement and satisfaction. If the interface looks dated or reminiscent of older software, it can impact the user’s perception of the application’s capabilities. While the appearance might not directly affect functionality, it does contribute to the overall user experience. Modernizing the user interface can make the application more inviting and user-friendly. However, it’s essential to strike a balance between updating the appearance and maintaining familiarity for existing users who might be accustomed to the current interface.</text:p>
        </text:list-item>
        <text:list-item>
          <text:p text:style-name="P1"><text:span text:style-name="T1">Intuition and Data Analytics:</text:span> In the age of ChatGPT and advanced data analytics, there’s undoubtedly still a place for intuition in user experience design. Data-driven decisions are valuable for understanding user behavior and optimizing designs. However, intuition plays a role in identifying potential pain points or user needs that data might not immediately reveal. Designers can use their intuition to hypothesize user behaviors and design with empathy, ensuring that the app caters to various user motivations and scenarios that data alone might not capture.</text:p>
        </text:list-item>
      </text:list>
      <text:p text:style-name="First_20_paragraph"><text:span text:style-name="T1">Critique of Microsoft Dynamics NAV:</text:span></text:p>
      <text:list text:style-name="L2">
        <text:list-item>
          <text:p text:style-name="P2"><text:span text:style-name="T1">Likely User:</text:span> The likely users of Microsoft Dynamics NAV are individuals involved in warehouse management, including warehouse staff, inventory managers, and logistics professionals.</text:p>
        </text:list-item>
        <text:list-item>
          <text:p text:style-name="P2"><text:span text:style-name="T1">Core Objective:</text:span> The core objective of Microsoft Dynamics NAV is to efficiently manage warehouse inventory and streamline the movement of goods. The app aims to enhance inventory tracking, optimize resource allocation, and integrate with scanning tools and other systems.</text:p>
        </text:list-item>
        <text:list-item>
          <text:p text:style-name="P2"><text:span text:style-name="T1">User Motivations:</text:span> Users of this app are motivated by the need for accurate inventory management, reduced operational inefficiencies, and improved logistics. They seek a solution that simplifies complex warehouse processes and minimizes errors.</text:p>
        </text:list-item>
        <text:list-item>
          <text:p text:style-name="P2"><text:span text:style-name="T1">Best Practices and Guidelines:</text:span> As a warehouse management system, Microsoft Dynamics NAV should adhere to best practices for usability and efficiency. Clear navigation, intuitive data entry, and accessibility are crucial considerations to ensure users can efficiently manage inventory and perform tasks.</text:p>
        </text:list-item>
        <text:list-item>
          <text:p text:style-name="P2"><text:span text:style-name="T1">Overall Experience:</text:span> The overall experience should prioritize ease of use, especially considering the potentially complex nature of warehouse operations. The app should provide clear workflows, helpful tooltips, and a logical structure that guides users through different tasks.</text:p>
        </text:list-item>
        <text:list-item>
          <text:p text:style-name="P2"><text:span text:style-name="T1">Button and Element Design:</text:span> Buttons and other UI elements should be designed with functionality and clarity in mind. They should communicate their purpose clearly and stand out without being visually overwhelming. Each element should contribute to the user’s understanding of the app’s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dc:title>
    <dc:description/>
    <dc:subject/>
    <meta:keyword/>
    <meta:initial-creator/>
    <dc:creator/>
    <meta:creation-date>2023-08-16T03:09:58Z</meta:creation-date>
    <dc:date>2023-08-16T03:09:58Z</dc:date>
    <meta:user-defined meta:name="generator" meta:value-type="string">pandoc</meta:user-defined>
    <meta:user-defined meta:name="viewport" meta:value-type="string">width=device-width, initial-scale=1.0, user-scalable=yes</meta:user-defined>
  </office:meta>
</office:document-meta>
</file>